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.5in" fo:margin-bottom="2in" loext:contextual-spacing="false" fo:text-align="center" style:justify-single-word="false" style:writing-mode="page"/>
      <style:text-properties fo:font-size="100pt" officeooo:rsid="00076427" officeooo:paragraph-rsid="00076427" style:font-size-asian="100pt" style:font-size-complex="100pt"/>
    </style:style>
    <style:style style:name="P2" style:family="paragraph" style:parent-style-name="Standard">
      <style:paragraph-properties fo:margin-top="0.5in" fo:margin-bottom="2in" loext:contextual-spacing="false" fo:text-align="center" style:justify-single-word="false" fo:break-before="page" style:writing-mode="page"/>
      <style:text-properties fo:font-size="100pt" officeooo:rsid="00076427" officeooo:paragraph-rsid="00076427" style:font-size-asian="100pt" style:font-size-complex="10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sterdam</text:p>
      <text:p text:style-name="P1">Berlín</text:p>
      <text:p text:style-name="P1">Curych</text:p>
      <text:p text:style-name="P2">Krakov</text:p>
      <text:p text:style-name="P1">Londýn</text:p>
      <text:p text:style-name="P1">Mníchov</text:p>
      <text:p text:style-name="P2">Oslo</text:p>
      <text:p text:style-name="P1">Praha</text:p>
      <text:p text:style-name="P1">Rím</text:p>
      <text:p text:style-name="P2">Stockholm</text:p>
      <text:p text:style-name="P1">Stockhol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23:04:06.289251587</meta:creation-date>
    <dc:date>2018-02-22T23:10:43.553428750</dc:date>
    <meta:editing-duration>PT6M38S</meta:editing-duration>
    <meta:editing-cycles>1</meta:editing-cycles>
    <meta:document-statistic meta:table-count="0" meta:image-count="0" meta:object-count="0" meta:page-count="4" meta:paragraph-count="11" meta:word-count="11" meta:character-count="70" meta:non-whitespace-character-count="70"/>
    <meta:generator>LibreOffice/5.4.5.1$Linux_X86_64 LibreOffice_project/40$Build-1</meta:generator>
  </office:meta>
</office:document-meta>
</file>